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c37a" officeooo:paragraph-rsid="0000c37a"/>
    </style:style>
    <style:style style:name="P2" style:family="paragraph" style:parent-style-name="Standard">
      <style:text-properties officeooo:paragraph-rsid="0000c37a"/>
    </style:style>
    <style:style style:name="P3" style:family="paragraph" style:parent-style-name="Standard">
      <style:text-properties officeooo:rsid="0001f152" officeooo:paragraph-rsid="0001f152"/>
    </style:style>
    <style:style style:name="P4" style:family="paragraph" style:parent-style-name="Standard">
      <style:text-properties officeooo:rsid="0001f152" officeooo:paragraph-rsid="0002ca4a"/>
    </style:style>
    <style:style style:name="P5" style:family="paragraph" style:parent-style-name="Standard">
      <style:text-properties officeooo:rsid="0001f152" officeooo:paragraph-rsid="000383db"/>
    </style:style>
    <style:style style:name="P6" style:family="paragraph" style:parent-style-name="Standard">
      <style:text-properties officeooo:rsid="0001f152" officeooo:paragraph-rsid="000b53e9"/>
    </style:style>
    <style:style style:name="P7" style:family="paragraph" style:parent-style-name="Standard">
      <style:text-properties fo:font-weight="bold" officeooo:rsid="0019f01e" officeooo:paragraph-rsid="0019f01e" style:font-weight-asian="bold" style:font-weight-complex="bold"/>
    </style:style>
    <style:style style:name="P8" style:family="paragraph" style:parent-style-name="Standard">
      <style:text-properties fo:font-weight="bold" officeooo:rsid="002faf4f" officeooo:paragraph-rsid="002faf4f" style:font-weight-asian="bold" style:font-weight-complex="bold"/>
    </style:style>
    <style:style style:name="P9" style:family="paragraph" style:parent-style-name="Standard">
      <style:text-properties officeooo:paragraph-rsid="0001f152"/>
    </style:style>
    <style:style style:name="P10" style:family="paragraph" style:parent-style-name="Standard">
      <style:text-properties officeooo:rsid="00053b3e" officeooo:paragraph-rsid="00053b3e"/>
    </style:style>
    <style:style style:name="P11" style:family="paragraph" style:parent-style-name="Standard">
      <style:text-properties officeooo:rsid="00053b3e" officeooo:paragraph-rsid="00239677"/>
    </style:style>
    <style:style style:name="P12" style:family="paragraph" style:parent-style-name="Standard">
      <style:text-properties officeooo:paragraph-rsid="00053b3e"/>
    </style:style>
    <style:style style:name="P13" style:family="paragraph" style:parent-style-name="Standard">
      <style:text-properties officeooo:rsid="0005cdde" officeooo:paragraph-rsid="0005cdde"/>
    </style:style>
    <style:style style:name="P14" style:family="paragraph" style:parent-style-name="Standard">
      <style:text-properties officeooo:rsid="0006bab3" officeooo:paragraph-rsid="0006bab3"/>
    </style:style>
    <style:style style:name="P15" style:family="paragraph" style:parent-style-name="Standard">
      <style:text-properties officeooo:rsid="0006bab3" officeooo:paragraph-rsid="000fcfb0"/>
    </style:style>
    <style:style style:name="P16" style:family="paragraph" style:parent-style-name="Standard">
      <style:text-properties officeooo:paragraph-rsid="000383db"/>
    </style:style>
    <style:style style:name="P17" style:family="paragraph" style:parent-style-name="Standard">
      <style:text-properties officeooo:paragraph-rsid="0002ca4a"/>
    </style:style>
    <style:style style:name="P18" style:family="paragraph" style:parent-style-name="Standard">
      <style:text-properties fo:font-style="normal" style:text-underline-style="none" officeooo:rsid="000833f3" officeooo:paragraph-rsid="00239677" style:font-style-asian="normal" style:font-style-complex="normal"/>
    </style:style>
    <style:style style:name="P19" style:family="paragraph" style:parent-style-name="Standard">
      <style:text-properties officeooo:rsid="000fcfb0" officeooo:paragraph-rsid="000fcfb0"/>
    </style:style>
    <style:style style:name="P20" style:family="paragraph" style:parent-style-name="Standard">
      <style:text-properties officeooo:rsid="000fcfb0" officeooo:paragraph-rsid="002682ae"/>
    </style:style>
    <style:style style:name="P21" style:family="paragraph" style:parent-style-name="Standard">
      <style:text-properties officeooo:paragraph-rsid="000fcfb0"/>
    </style:style>
    <style:style style:name="P22" style:family="paragraph" style:parent-style-name="Standard">
      <style:text-properties officeooo:paragraph-rsid="00119674"/>
    </style:style>
    <style:style style:name="P23" style:family="paragraph" style:parent-style-name="Standard">
      <style:text-properties officeooo:rsid="00146793" officeooo:paragraph-rsid="001b757a"/>
    </style:style>
    <style:style style:name="P24" style:family="paragraph" style:parent-style-name="Standard">
      <style:text-properties officeooo:paragraph-rsid="00146793"/>
    </style:style>
    <style:style style:name="P25" style:family="paragraph" style:parent-style-name="Standard">
      <style:text-properties officeooo:paragraph-rsid="001b757a"/>
    </style:style>
    <style:style style:name="P26" style:family="paragraph" style:parent-style-name="Standard">
      <style:text-properties officeooo:rsid="001dcc86" officeooo:paragraph-rsid="001dcc86"/>
    </style:style>
    <style:style style:name="P27" style:family="paragraph" style:parent-style-name="Standard">
      <style:text-properties officeooo:rsid="001dcc86" officeooo:paragraph-rsid="002faf4f"/>
    </style:style>
    <style:style style:name="P28" style:family="paragraph" style:parent-style-name="Standard">
      <style:text-properties officeooo:rsid="001fc6ff" officeooo:paragraph-rsid="002faf4f"/>
    </style:style>
    <style:style style:name="P29" style:family="paragraph" style:parent-style-name="Standard">
      <style:text-properties officeooo:rsid="0020c7e9" officeooo:paragraph-rsid="002faf4f"/>
    </style:style>
    <style:style style:name="P30" style:family="paragraph" style:parent-style-name="Standard">
      <style:text-properties officeooo:paragraph-rsid="00239677"/>
    </style:style>
    <style:style style:name="P31" style:family="paragraph" style:parent-style-name="Standard">
      <style:text-properties officeooo:paragraph-rsid="002682ae"/>
    </style:style>
    <style:style style:name="P32" style:family="paragraph" style:parent-style-name="Standard">
      <style:text-properties officeooo:paragraph-rsid="002faf4f"/>
    </style:style>
    <style:style style:name="P33" style:family="paragraph" style:parent-style-name="Standard">
      <style:text-properties fo:font-weight="bold" officeooo:rsid="0000c37a" officeooo:paragraph-rsid="0000c37a" style:font-weight-asian="bold" style:font-weight-complex="bold"/>
    </style:style>
    <style:style style:name="P34" style:family="paragraph" style:parent-style-name="Standard">
      <style:text-properties fo:font-weight="bold" officeooo:rsid="00162369" officeooo:paragraph-rsid="001b757a" style:font-weight-asian="bold" style:font-weight-complex="bold"/>
    </style:style>
    <style:style style:name="P35" style:family="paragraph" style:parent-style-name="Standard">
      <style:text-properties fo:font-style="normal" style:text-underline-style="none" officeooo:rsid="001b757a" officeooo:paragraph-rsid="00239677" style:font-style-asian="normal" style:font-style-complex="normal"/>
    </style:style>
    <style:style style:name="P36" style:family="paragraph" style:parent-style-name="Standard">
      <style:text-properties fo:language="en" fo:country="US" officeooo:rsid="0001f152" officeooo:paragraph-rsid="0001f152"/>
    </style:style>
    <style:style style:name="P37" style:family="paragraph" style:parent-style-name="Standard">
      <style:text-properties fo:language="en" fo:country="US" officeooo:rsid="00146793" officeooo:paragraph-rsid="001b757a"/>
    </style:style>
    <style:style style:name="P38" style:family="paragraph" style:parent-style-name="Standard">
      <style:text-properties fo:language="en" fo:country="US" fo:font-weight="bold" officeooo:rsid="000fcfb0" officeooo:paragraph-rsid="000fcfb0" style:font-weight-asian="bold" style:font-weight-complex="bold"/>
    </style:style>
    <style:style style:name="P39" style:family="paragraph" style:parent-style-name="Standard">
      <style:text-properties fo:language="en" fo:country="US" officeooo:rsid="000fcfb0" officeooo:paragraph-rsid="000fcfb0"/>
    </style:style>
    <style:style style:name="P40" style:family="paragraph" style:parent-style-name="Standard">
      <style:text-properties fo:language="en" fo:country="US" officeooo:rsid="000383db" officeooo:paragraph-rsid="000383db"/>
    </style:style>
    <style:style style:name="P41" style:family="paragraph" style:parent-style-name="Standard">
      <style:text-properties fo:language="en" fo:country="US" officeooo:rsid="000cd164" officeooo:paragraph-rsid="000cd164"/>
    </style:style>
    <style:style style:name="P42" style:family="paragraph" style:parent-style-name="Standard">
      <style:text-properties fo:language="en" fo:country="US" officeooo:rsid="0002ca4a" officeooo:paragraph-rsid="0002ca4a"/>
    </style:style>
    <style:style style:name="P43" style:family="paragraph" style:parent-style-name="Standard">
      <style:text-properties fo:language="en" fo:country="US" officeooo:rsid="0002ca4a" officeooo:paragraph-rsid="000cd164"/>
    </style:style>
    <style:style style:name="P44" style:family="paragraph" style:parent-style-name="Standard">
      <style:text-properties fo:language="en" fo:country="US" officeooo:rsid="0007254b" officeooo:paragraph-rsid="0002ca4a"/>
    </style:style>
    <style:style style:name="P45" style:family="paragraph" style:parent-style-name="Standard">
      <style:text-properties officeooo:rsid="00162369" officeooo:paragraph-rsid="001b757a"/>
    </style:style>
    <style:style style:name="P46" style:family="paragraph" style:parent-style-name="Standard">
      <style:text-properties officeooo:rsid="00146793" officeooo:paragraph-rsid="001b757a"/>
    </style:style>
    <style:style style:name="P47" style:family="paragraph" style:parent-style-name="Standard">
      <style:text-properties officeooo:rsid="001dcc86" officeooo:paragraph-rsid="002faf4f"/>
    </style:style>
    <style:style style:name="T1" style:family="text">
      <style:text-properties officeooo:rsid="0000c37a"/>
    </style:style>
    <style:style style:name="T2" style:family="text">
      <style:text-properties fo:language="ru" fo:country="RU" officeooo:rsid="0000c37a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01f152"/>
    </style:style>
    <style:style style:name="T5" style:family="text">
      <style:text-properties fo:language="en" fo:country="US" officeooo:rsid="0000c37a"/>
    </style:style>
    <style:style style:name="T6" style:family="text">
      <style:text-properties fo:language="en" fo:country="US" officeooo:rsid="0002ca4a"/>
    </style:style>
    <style:style style:name="T7" style:family="text">
      <style:text-properties fo:language="en" fo:country="US" officeooo:rsid="000383db"/>
    </style:style>
    <style:style style:name="T8" style:family="text">
      <style:text-properties fo:language="en" fo:country="US" officeooo:rsid="00053b3e"/>
    </style:style>
    <style:style style:name="T9" style:family="text">
      <style:text-properties fo:language="en" fo:country="US" officeooo:rsid="0007254b"/>
    </style:style>
    <style:style style:name="T10" style:family="text">
      <style:text-properties fo:language="en" fo:country="US" officeooo:rsid="000833f3"/>
    </style:style>
    <style:style style:name="T11" style:family="text">
      <style:text-properties fo:language="en" fo:country="US" fo:font-weight="bold" style:font-weight-asian="bold" style:font-weight-complex="bold"/>
    </style:style>
    <style:style style:name="T12" style:family="text">
      <style:text-properties fo:language="en" fo:country="US" fo:font-weight="bold" officeooo:rsid="000b53e9" style:font-weight-asian="bold" style:font-weight-complex="bold"/>
    </style:style>
    <style:style style:name="T13" style:family="text">
      <style:text-properties fo:language="en" fo:country="US" fo:font-weight="bold" officeooo:rsid="000cd164" style:font-weight-asian="bold" style:font-weight-complex="bold"/>
    </style:style>
    <style:style style:name="T14" style:family="text">
      <style:text-properties fo:language="en" fo:country="US" fo:font-weight="bold" officeooo:rsid="0001f152" style:font-weight-asian="bold" style:font-weight-complex="bold"/>
    </style:style>
    <style:style style:name="T15" style:family="text">
      <style:text-properties fo:language="en" fo:country="US" fo:font-weight="bold" officeooo:rsid="00246225" style:font-weight-asian="bold" style:font-weight-complex="bold"/>
    </style:style>
    <style:style style:name="T16" style:family="text">
      <style:text-properties fo:language="en" fo:country="US" fo:font-weight="bold" officeooo:rsid="0028e56f" style:font-weight-asian="bold" style:font-weight-complex="bold"/>
    </style:style>
    <style:style style:name="T17" style:family="text">
      <style:text-properties fo:language="en" fo:country="US" fo:font-weight="bold" officeooo:rsid="00298240" style:font-weight-asian="bold" style:font-weight-complex="bold"/>
    </style:style>
    <style:style style:name="T18" style:family="text">
      <style:text-properties fo:language="en" fo:country="US" fo:font-weight="bold" officeooo:rsid="000383db" style:font-weight-asian="bold" style:font-weight-complex="bold"/>
    </style:style>
    <style:style style:name="T19" style:family="text">
      <style:text-properties fo:language="en" fo:country="US" fo:font-weight="bold" officeooo:rsid="001c8700" style:font-weight-asian="bold" style:font-weight-complex="bold"/>
    </style:style>
    <style:style style:name="T20" style:family="text">
      <style:text-properties fo:language="en" fo:country="US" fo:font-weight="bold" officeooo:rsid="002a2e85" style:font-weight-asian="bold" style:font-weight-complex="bold"/>
    </style:style>
    <style:style style:name="T21" style:family="text">
      <style:text-properties fo:language="en" fo:country="US" officeooo:rsid="000b53e9"/>
    </style:style>
    <style:style style:name="T22" style:family="text">
      <style:text-properties fo:language="en" fo:country="US" officeooo:rsid="000c73c2"/>
    </style:style>
    <style:style style:name="T23" style:family="text">
      <style:text-properties fo:language="en" fo:country="US" officeooo:rsid="000cd164"/>
    </style:style>
    <style:style style:name="T24" style:family="text">
      <style:text-properties fo:language="en" fo:country="US" officeooo:rsid="000fcfb0"/>
    </style:style>
    <style:style style:name="T25" style:family="text">
      <style:text-properties fo:language="en" fo:country="US" fo:font-style="normal" style:text-underline-style="none" officeooo:rsid="000fcfb0" style:font-style-asian="normal" style:font-style-complex="normal"/>
    </style:style>
    <style:style style:name="T26" style:family="text">
      <style:text-properties fo:language="en" fo:country="US" fo:font-style="normal" style:text-underline-style="none" fo:font-weight="bold" officeooo:rsid="000fcfb0" style:font-style-asian="normal" style:font-weight-asian="bold" style:font-style-complex="normal" style:font-weight-complex="bold"/>
    </style:style>
    <style:style style:name="T27" style:family="text">
      <style:text-properties fo:language="en" fo:country="US" officeooo:rsid="00119674"/>
    </style:style>
    <style:style style:name="T28" style:family="text">
      <style:text-properties fo:language="en" fo:country="US" officeooo:rsid="0012b8b0"/>
    </style:style>
    <style:style style:name="T29" style:family="text">
      <style:text-properties fo:language="en" fo:country="US" officeooo:rsid="001b757a"/>
    </style:style>
    <style:style style:name="T30" style:family="text">
      <style:text-properties fo:language="en" fo:country="US" officeooo:rsid="001c8700"/>
    </style:style>
    <style:style style:name="T31" style:family="text">
      <style:text-properties fo:language="en" fo:country="US" officeooo:rsid="001cbea7"/>
    </style:style>
    <style:style style:name="T32" style:family="text">
      <style:text-properties fo:language="en" fo:country="US" officeooo:rsid="00246225"/>
    </style:style>
    <style:style style:name="T33" style:family="text">
      <style:text-properties fo:language="en" fo:country="US" officeooo:rsid="00250e82"/>
    </style:style>
    <style:style style:name="T34" style:family="text">
      <style:text-properties fo:language="en" fo:country="US" officeooo:rsid="0025b34c"/>
    </style:style>
    <style:style style:name="T35" style:family="text">
      <style:text-properties fo:language="en" fo:country="US" officeooo:rsid="002682ae"/>
    </style:style>
    <style:style style:name="T36" style:family="text">
      <style:text-properties fo:language="en" fo:country="US" fo:font-weight="normal" officeooo:rsid="0001f152" style:font-weight-asian="normal" style:font-weight-complex="normal"/>
    </style:style>
    <style:style style:name="T37" style:family="text">
      <style:text-properties fo:language="en" fo:country="US" fo:font-weight="normal" officeooo:rsid="002a5d96" style:font-weight-asian="normal" style:font-weight-complex="normal"/>
    </style:style>
    <style:style style:name="T38" style:family="text">
      <style:text-properties fo:language="en" fo:country="US" fo:font-weight="normal" officeooo:rsid="001fc6ff" style:font-weight-asian="normal" style:font-weight-complex="normal"/>
    </style:style>
    <style:style style:name="T39" style:family="text">
      <style:text-properties fo:language="en" fo:country="US" officeooo:rsid="00230392"/>
    </style:style>
    <style:style style:name="T40" style:family="text">
      <style:text-properties fo:language="en" fo:country="US" officeooo:rsid="00316030"/>
    </style:style>
    <style:style style:name="T41" style:family="text">
      <style:text-properties officeooo:rsid="00053b3e"/>
    </style:style>
    <style:style style:name="T42" style:family="text">
      <style:text-properties officeooo:rsid="0005cdde"/>
    </style:style>
    <style:style style:name="T43" style:family="text">
      <style:text-properties fo:font-weight="bold" officeooo:rsid="001b757a" style:font-weight-asian="bold" style:font-weight-complex="bold"/>
    </style:style>
    <style:style style:name="T44" style:family="text">
      <style:text-properties officeooo:rsid="0009b97f"/>
    </style:style>
    <style:style style:name="T45" style:family="text">
      <style:text-properties style:text-underline-style="none" officeooo:rsid="002dcd6c"/>
    </style:style>
    <style:style style:name="T46" style:family="text">
      <style:text-properties fo:font-style="normal" style:text-underline-style="none" style:font-style-asian="normal" style:font-style-complex="normal"/>
    </style:style>
    <style:style style:name="T47" style:family="text">
      <style:text-properties fo:font-style="normal" style:text-underline-style="none" officeooo:rsid="000fcfb0" style:font-style-asian="normal" style:font-style-complex="normal"/>
    </style:style>
    <style:style style:name="T48" style:family="text">
      <style:text-properties fo:font-style="normal" style:text-underline-style="none" officeooo:rsid="00119674" style:font-style-asian="normal" style:font-style-complex="normal"/>
    </style:style>
    <style:style style:name="T49" style:family="text">
      <style:text-properties fo:font-style="normal" style:text-underline-style="none" officeooo:rsid="001b757a" style:font-style-asian="normal" style:font-style-complex="normal"/>
    </style:style>
    <style:style style:name="T50" style:family="text">
      <style:text-properties fo:font-style="normal" style:text-underline-style="none" officeooo:rsid="001c8700" style:font-style-asian="normal" style:font-style-complex="normal"/>
    </style:style>
    <style:style style:name="T51" style:family="text">
      <style:text-properties fo:font-style="normal" style:text-underline-style="none" officeooo:rsid="00053b3e" style:font-style-asian="normal" style:font-style-complex="normal"/>
    </style:style>
    <style:style style:name="T52" style:family="text">
      <style:text-properties fo:font-style="normal" style:text-underline-style="none" officeooo:rsid="0005cdde" style:font-style-asian="normal" style:font-style-complex="normal"/>
    </style:style>
    <style:style style:name="T53" style:family="text">
      <style:text-properties fo:font-style="normal" style:text-underline-style="none" officeooo:rsid="002dcd6c" style:font-style-asian="normal" style:font-style-complex="normal"/>
    </style:style>
    <style:style style:name="T54" style:family="text">
      <style:text-properties officeooo:rsid="001b757a"/>
    </style:style>
    <style:style style:name="T55" style:family="text">
      <style:text-properties officeooo:rsid="001d0dca"/>
    </style:style>
    <style:style style:name="T56" style:family="text">
      <style:text-properties officeooo:rsid="00239677"/>
    </style:style>
    <style:style style:name="T57" style:family="text">
      <style:text-properties officeooo:rsid="003212f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Fields of JSON objects</text:p>
      <text:p text:style-name="P13">id – number/string; <text:span text:style-name="T54">id of product/filter/category/etc.;</text:span> not shown on page</text:p>
      <text:p text:style-name="P9"><text:span text:style-name="T1">label – string; </text:span><text:span text:style-name="T4">t</text:span><text:span text:style-name="T29">ext to show</text:span></text:p>
      <text:p text:style-name="P13"><text:span text:style-name="T4">v</text:span><text:span text:style-name="T3">alue – number/string </text:span><text:span text:style-name="T11">or</text:span><text:span text:style-name="T3"> array of numbers/strings</text:span></text:p>
      <text:p text:style-name="P14"><text:span text:style-name="T3">link – </text:span><text:span text:style-name="T9">string, </text:span><text:span text:style-name="T3">(NOT relative) link</text:span></text:p>
      <text:p text:style-name="P15"><text:span text:style-name="T25">description – string(simple text </text:span><text:span text:style-name="T26">or</text:span><text:span text:style-name="T25"> html fragment)</text:span></text:p>
      <text:p text:style-name="P25"><text:span text:style-name="T54">photo – string </text:span><text:span text:style-name="T43">or</text:span><text:span text:style-name="T54"> array of strings; NOT relative links to product photos/category avatar</text:span></text:p>
      <text:p text:style-name="P24"/>
      <text:p text:style-name="P33">Product presentation</text:p>
      <text:p text:style-name="P1">Product is presented as a JSON array of objects – parameters of product.</text:p>
      <text:p text:style-name="P10">{</text:p>
      <text:p text:style-name="P10"><text:tab/>“id”: _<text:span text:style-name="T44">id,</text:span></text:p>
      <text:p text:style-name="P11"><text:tab/>“<text:span text:style-name="T56">name</text:span>”: <text:span text:style-name="T46">_</text:span><text:span text:style-name="T52">parameter_presentation</text:span></text:p>
      <text:p text:style-name="P12"><text:span text:style-name="T41"><text:tab/></text:span><text:span text:style-name="T47">“description”: _description,</text:span></text:p>
      <text:p text:style-name="P22"><text:span text:style-name="T47"><text:tab/>“p</text:span><text:span text:style-name="T48">hoto</text:span><text:span text:style-name="T50">”</text:span><text:span text:style-name="T48">: _</text:span><text:span text:style-name="T49">photo,</text:span></text:p>
      <text:p text:style-name="P30"><text:span text:style-name="T49"><text:tab/></text:span><text:span text:style-name="T51">&lt;parameter name&gt;: _</text:span><text:span text:style-name="T52">parameter_presentation,</text:span></text:p>
      <text:p text:style-name="P18"><text:tab/>&lt;para<text:span text:style-name="T44">meter name</text:span>&gt;: _<text:span text:style-name="T44">parameter_presentation, </text:span></text:p>
      <text:p text:style-name="P35"><text:tab/>… </text:p>
      <text:p text:style-name="P10">}</text:p>
      <text:p text:style-name="P10"/>
      <text:p text:style-name="P1"><text:span text:style-name="T42">_p</text:span>arameter_<text:span text:style-name="T42">presentation</text:span>:</text:p>
      <text:p text:style-name="P1">{</text:p>
      <text:p text:style-name="P2"><text:span text:style-name="T1"><text:tab/>“label”: “</text:span><text:span text:style-name="T2">название</text:span><text:span text:style-name="T5">:</text:span><text:span text:style-name="T2">“,</text:span></text:p>
      <text:p text:style-name="P2"><text:span text:style-name="T5"><text:tab/>“value“: _</text:span><text:span text:style-name="T10">value</text:span></text:p>
      <text:p text:style-name="P2"><text:span text:style-name="T10"><text:tab/></text:span><text:span text:style-name="T15">or</text:span></text:p>
      <text:p text:style-name="P2"><text:span text:style-name="T32"><text:tab/>“photo”: _</text:span><text:span text:style-name="T33">photo</text:span></text:p>
      <text:p text:style-name="P36">}</text:p>
      <text:p text:style-name="P36"/>
      <text:p text:style-name="P45">Content(categories and products) are divided on pages</text:p>
      <text:p text:style-name="P26"/>
      <text:p text:style-name="P34">Page presentation</text:p>
      <text:p text:style-name="P23">{</text:p>
      <text:p text:style-name="P23"><text:tab/>“number”: <text:span text:style-name="T54">&lt;page number, start from 1&gt;</text:span>,</text:p>
      <text:p text:style-name="P23"><text:tab/>“<text:span text:style-name="T55">total-pages”: &lt;total number of pages&gt;</text:span></text:p>
      <text:p text:style-name="P23"><text:tab/>“<text:span text:style-name="T55">content-type</text:span>”: “<text:span text:style-name="T55">products</text:span>”/”<text:span text:style-name="T55">categories</text:span>”</text:p>
      <text:p text:style-name="P23"><text:tab/>“content”: []</text:p>
      <text:p text:style-name="P37">}</text:p>
      <text:p text:style-name="P36"/>
      <text:p text:style-name="P38">Category presentation</text:p>
      <text:p text:style-name="P39">{</text:p>
      <text:p text:style-name="P39"><text:tab/>“id”: _id,</text:p>
      <text:p text:style-name="P20"><text:span text:style-name="T3"><text:tab/>“</text:span><text:span text:style-name="T35">name</text:span><text:span text:style-name="T3">”: _parameter_presentation</text:span></text:p>
      <text:p text:style-name="P21"><text:span text:style-name="T24"><text:tab/>“</text:span><text:span text:style-name="T27">photo”: _</text:span><text:span text:style-name="T34">photo,</text:span></text:p>
      <text:p text:style-name="P31"><text:span text:style-name="T34"><text:tab/></text:span><text:span text:style-name="T24">&lt;parameter name&gt;: _parameter_presentation</text:span></text:p>
      <text:p text:style-name="P39">}</text:p>
      <text:p text:style-name="P39"/>
      <text:p text:style-name="P38">Category request</text:p>
      <text:p text:style-name="P19"><text:span text:style-name="T3">GET category=id;</text:span><text:span text:style-name="T28">page=1</text:span></text:p>
      <text:p text:style-name="P36"/>
      <text:p text:style-name="P36"><text:soft-page-break/></text:p>
      <text:p text:style-name="P36"/>
      <text:p text:style-name="P9"><text:span text:style-name="T14">O</text:span><text:span text:style-name="T16">rdering</text:span><text:span text:style-name="T14"> presentation</text:span><text:span text:style-name="T16">(sorting and filtering)</text:span></text:p>
      <text:p text:style-name="P36">{</text:p>
      <text:p text:style-name="P3"><text:span text:style-name="T3"><text:tab/>“id”: _</text:span><text:span text:style-name="T21">id,</text:span></text:p>
      <text:p text:style-name="P9"><text:span text:style-name="T4"><text:tab/>“label”: _</text:span><text:span text:style-name="T30">label</text:span><text:span text:style-name="T4">,</text:span></text:p>
      <text:p text:style-name="P3"><text:span text:style-name="T3"><text:tab/>“type”: “check”/”radio”, </text:span><text:span text:style-name="T11">- </text:span><text:span text:style-name="T16">NOT for sorting</text:span></text:p>
      <text:p text:style-name="P16"><text:span text:style-name="T4"><text:tab/>“o</text:span><text:span text:style-name="T9">ptions”</text:span><text:span text:style-name="T4">: [</text:span></text:p>
      <text:p text:style-name="P5"><text:span text:style-name="T3"><text:tab/></text:span><text:span text:style-name="T7">{ </text:span></text:p>
      <text:p text:style-name="P5"><text:span text:style-name="T7"><text:tab/><text:tab/>“id”: _</text:span><text:span text:style-name="T30">id,</text:span></text:p>
      <text:p text:style-name="P5"><text:span text:style-name="T7"><text:tab/><text:tab/>“label”: _</text:span><text:span text:style-name="T30">label,</text:span></text:p>
      <text:p text:style-name="P5"><text:span text:style-name="T7"><text:tab/><text:tab/>“active”: true/false, </text:span><text:span text:style-name="T18">- </text:span><text:span text:style-name="T16">NOT for sorting</text:span></text:p>
      <text:p text:style-name="P5"><text:span text:style-name="T7"><text:tab/><text:tab/>“plus-results”: </text:span><text:span text:style-name="T30">&lt;number&gt; </text:span><text:span text:style-name="T19">- </text:span><text:span text:style-name="T16">NOT for sorting</text:span></text:p>
      <text:p text:style-name="P40"><text:tab/>}</text:p>
      <text:p text:style-name="P5"><text:span text:style-name="T7"><text:tab/></text:span><text:span text:style-name="T3">]</text:span></text:p>
      <text:p text:style-name="P3"><text:span text:style-name="T3"><text:tab/></text:span><text:span text:style-name="T12">or – </text:span><text:span text:style-name="T17">NOT for sorting</text:span></text:p>
      <text:p text:style-name="P6"><text:span text:style-name="T21"><text:tab/>“type”: “</text:span><text:span text:style-name="T8">int-</text:span><text:span text:style-name="T3">range”/”</text:span><text:span text:style-name="T8">float-range”</text:span></text:p>
      <text:p text:style-name="P3"><text:span text:style-name="T3"><text:tab/>“</text:span><text:span text:style-name="T7">active-range”: [_</text:span><text:span text:style-name="T22">min, _max</text:span><text:span text:style-name="T7">]</text:span></text:p>
      <text:p text:style-name="P3"><text:span text:style-name="T3"><text:tab/>“</text:span><text:span text:style-name="T8">absolute-</text:span><text:span text:style-name="T3">range”: [_</text:span><text:span text:style-name="T22">min, _max</text:span><text:span text:style-name="T3">]</text:span></text:p>
      <text:p text:style-name="P9"><text:span text:style-name="T4"><text:tab/>“</text:span><text:span text:style-name="T8">step”: &lt;</text:span><text:span text:style-name="T31">number&gt;</text:span></text:p>
      <text:p text:style-name="P36">}</text:p>
      <text:p text:style-name="P36"/>
      <text:p text:style-name="P36"/>
      <text:p text:style-name="P9"><text:span text:style-name="T14">Request o</text:span><text:span text:style-name="T20">rdered</text:span><text:span text:style-name="T14"> results</text:span></text:p>
      <text:p text:style-name="P9"><text:span text:style-name="T36">_</text:span><text:span text:style-name="T38">o</text:span><text:span text:style-name="T37">rder</text:span><text:span text:style-name="T38">_request:</text:span></text:p>
      <text:p text:style-name="P41">{</text:p>
      <text:p text:style-name="P3"><text:span text:style-name="T3"><text:tab/>id: _</text:span><text:span text:style-name="T23">id,</text:span></text:p>
      <text:p text:style-name="P17"><text:span text:style-name="T4"><text:tab/>o</text:span><text:span text:style-name="T9">ptions</text:span><text:span text:style-name="T4">: </text:span><text:span text:style-name="T6">[</text:span></text:p>
      <text:p text:style-name="P42"><text:tab/><text:tab/><text:tab/>{</text:p>
      <text:p text:style-name="P4"><text:span text:style-name="T6"><text:tab/><text:tab/><text:tab/><text:tab/>id: _</text:span><text:span text:style-name="T23">id</text:span></text:p>
      <text:p text:style-name="P43"><text:tab/><text:tab/><text:tab/>}, ...</text:p>
      <text:p text:style-name="P43"><text:tab/><text:tab/>]</text:p>
      <text:p text:style-name="P4"><text:span text:style-name="T6"><text:tab/></text:span><text:span text:style-name="T13">or – </text:span><text:span text:style-name="T20">NOT for sorting</text:span></text:p>
      <text:p text:style-name="P44"><text:tab/>active-range: []</text:p>
      <text:p text:style-name="P36">}</text:p>
      <text:p text:style-name="P36"/>
      <text:p text:style-name="P8"><text:span text:style-name="T3">Typical </text:span><text:span text:style-name="T40">request-</text:span><text:span text:style-name="T3">flow:</text:span></text:p>
      <text:p text:style-name="P27">FE: GET /index</text:p>
      <text:p text:style-name="P27">BE: {“pages”: [ ]}</text:p>
      <text:p text:style-name="P27"/>
      <text:p text:style-name="P27">FE: GET /<text:span text:style-name="T57">&lt;</text:span>category <text:span text:style-name="T57">id&gt;</text:span></text:p>
      <text:p text:style-name="P27">BE: {“pages”: [ ]}</text:p>
      <text:p text:style-name="P32"/>
      <text:p text:style-name="P27">FE: GET /&lt;category id&gt;?filters</text:p>
      <text:p text:style-name="P27">BE: {“filters”:[ _order_presentation, … ]}</text:p>
      <text:p text:style-name="P29">FE: GET /&lt;category id&gt;?sortings</text:p>
      <text:p text:style-name="P29">BE {“sortings”: [ _<text:span text:style-name="T53">order_</text:span><text:span text:style-name="T45">request, … </text:span>]}</text:p>
      <text:p text:style-name="P27"/>
      <text:p text:style-name="P27"><text:soft-page-break/>FE: POST /&lt;category id&gt;?filters;sortings with body {“filters”: [ _order_request, … ], sorting: [ _order_request, … ]}</text:p>
      <text:p text:style-name="P28"><text:span text:style-name="T3">BE: {“pages”: </text:span><text:span text:style-name="T39">[ ]</text:span><text:span text:style-name="T3">}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0-10-16T17:54:54.878000000</dc:date>
    <meta:editing-duration>PT3H22M23S</meta:editing-duration>
    <meta:editing-cycles>46</meta:editing-cycles>
    <meta:document-statistic meta:table-count="0" meta:image-count="0" meta:object-count="0" meta:page-count="3" meta:paragraph-count="84" meta:word-count="261" meta:character-count="1945" meta:non-whitespace-character-count="1701"/>
  </office:meta>
</office:document-meta>
</file>